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T1" style:family="text"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0.889cm" svg:height="0.889cm" svg:x="9.758cm" svg:y="4.429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889cm" svg:height="0.889cm" svg:x="9.758cm" svg:y="8.029cm">
          <text:p text:style-name="P1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202cm" svg:y1="7.118cm" svg:x2="10.202cm" svg:y2="8.029cm" draw:start-shape="id1" draw:start-glue-point="8" draw:end-shape="id2" draw:end-glue-point="4" svg:d="M10202 7118v911">
          <text:p/>
        </draw:connector>
        <draw:custom-shape draw:style-name="gr1" draw:text-style-name="P2" xml:id="id1" draw:id="id1" draw:layer="layout" svg:width="0.889cm" svg:height="0.889cm" svg:x="9.758cm" svg:y="6.229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202cm" svg:y1="5.318cm" svg:x2="10.202cm" svg:y2="6.229cm" draw:start-shape="id3" draw:start-glue-point="8" draw:end-shape="id1" draw:end-glue-point="4" svg:d="M10202 5318v911">
          <text:p/>
        </draw:connector>
        <draw:custom-shape draw:style-name="gr1" draw:text-style-name="P2" xml:id="id5" draw:id="id5" draw:layer="layout" svg:width="0.889cm" svg:height="0.889cm" svg:x="11.558cm" svg:y="8.029cm">
          <text:p text:style-name="P1"><text:span text:style-name="T1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0.889cm" svg:height="0.889cm" svg:x="11.558cm" svg:y="6.229cm">
          <text:p text:style-name="P2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1.558cm" svg:y1="6.673cm" svg:x2="10.202cm" svg:y2="8.029cm" draw:start-shape="id4" draw:start-glue-point="6" draw:end-shape="id2" draw:end-glue-point="4" svg:d="M11558 6673l-1356 1356">
          <text:p/>
        </draw:connector>
        <draw:connector draw:style-name="gr2" draw:text-style-name="P1" draw:layer="layout" draw:type="line" svg:x1="12.002cm" svg:y1="7.118cm" svg:x2="12.002cm" svg:y2="8.029cm" draw:start-shape="id4" draw:start-glue-point="8" draw:end-shape="id5" draw:end-glue-point="4" svg:d="M12002 7118v911">
          <text:p/>
        </draw:connector>
        <draw:custom-shape draw:style-name="gr1" draw:text-style-name="P2" xml:id="id6" draw:id="id6" draw:layer="layout" svg:width="0.889cm" svg:height="0.889cm" svg:x="7.958cm" svg:y="6.229cm">
          <text:p text:style-name="P2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9.758cm" svg:y1="4.873cm" svg:x2="8.402cm" svg:y2="6.229cm" draw:start-shape="id3" draw:start-glue-point="6" draw:end-shape="id6" draw:end-glue-point="4" svg:d="M9758 4873l-1356 1356">
          <text:p/>
        </draw:connector>
        <draw:connector draw:style-name="gr2" draw:text-style-name="P1" draw:layer="layout" draw:type="line" svg:x1="9.758cm" svg:y1="8.473cm" svg:x2="8.402cm" svg:y2="7.118cm" draw:start-shape="id2" draw:start-glue-point="6" draw:end-shape="id6" draw:end-glue-point="8" svg:d="M9758 8473l-1356-135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8-07-20T12:21:30.25</meta:creation-date>
    <dc:date>2020-09-04T14:44:34.29</dc:date>
    <dc:creator>Loc Nguyen</dc:creator>
    <meta:editing-duration>PT1H2M53S</meta:editing-duration>
    <meta:editing-cycles>13</meta:editing-cycles>
    <meta:generator>OpenOffice/4.1.2$Win32 OpenOffice.org_project/412m3$Build-9782</meta:generator>
    <meta:document-statistic meta:object-count="12"/>
  </office:meta>
</office:document-meta>
</file>